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0, 2021 (05:30:1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30T21:30:19Z</meta:creation-date>
    <dc:date>2021-06-30T21:30:19Z</dc:date>
    <meta:user-defined meta:name="date" meta:value-type="string">June  30, 2021 (05:30:1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